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e6e6e6" fo:padding="0in" fo:border="non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e6e6e6" fo:padding="0in" fo:border="none">
        <style:background-image/>
      </style:table-cell-properties>
    </style:style>
    <style:style style:name="P1" style:family="paragraph" style:parent-style-name="Drawing">
      <style:paragraph-properties fo:text-align="start" style:justify-single-word="false" fo:background-color="#e6e6e6">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aa00" style:font-name="Courier New" fo:font-size="10pt" fo:font-style="italic" style:font-name-asian="Courier New" style:font-size-asian="10pt" style:font-style-asian="italic" style:font-name-complex="Courier New" style:font-size-complex="10pt" style:font-style-complex="italic"/>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Courier New" fo:font-size="10pt" fo:font-style="normal" style:font-name-asian="Courier New" style:font-size-asian="10pt" style:font-style-asian="normal" style:font-name-complex="Courier New" style:font-size-complex="10pt" style:font-style-complex="normal"/>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c0c0c0" style:font-name="Courier New" fo:font-size="10pt" style:font-name-asian="Courier New" style:font-size-asian="10pt" style:font-name-complex="Courier New"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7d7d7d" style:font-name="Courier New" fo:font-size="10pt" fo:font-style="italic" style:font-name-asian="Courier New" style:font-size-asian="10pt" style:font-style-asian="italic" style:font-name-complex="Courier New" style:font-size-complex="10pt" style:font-style-complex="italic"/>
    </style:style>
    <style:style style:name="P14" style:family="paragraph" style:parent-style-name="Standard">
      <style:paragraph-properties fo:margin-left="0in" fo:margin-right="0in" fo:text-align="start" style:justify-single-word="false" fo:text-indent="0in" style:auto-text-indent="false" style:text-autospace="none"/>
      <style:text-properties style:use-window-font-color="true" style:font-name="Courier New" fo:font-size="10pt" fo:font-style="normal" style:font-name-asian="Courier New" style:font-size-asian="10pt" style:font-style-asian="normal" style:font-name-complex="Courier New" style:font-size-complex="10pt" style:font-style-complex="normal"/>
    </style:style>
    <style:style style:name="P15" style:family="paragraph" style:parent-style-name="Text_20_body">
      <style:paragraph-properties fo:margin-top="0in" fo:margin-bottom="0in" fo:text-align="end" style:justify-single-word="false" fo:background-color="#e6e6e6">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16" style:family="paragraph" style:parent-style-name="Text_20_body">
      <style:paragraph-properties fo:margin-top="0in" fo:margin-bottom="0in" fo:text-align="start" style:justify-single-word="false" fo:background-color="#e6e6e6">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justify" style:justify-single-word="false" fo:break-before="page"/>
    </style:style>
    <style:style style:name="P18" style:family="paragraph" style:parent-style-name="Text_20_body">
      <style:paragraph-properties fo:text-align="justify" style:justify-single-word="false"/>
    </style:style>
    <style:style style:name="P19" style:family="paragraph" style:parent-style-name="Text_20_body">
      <style:paragraph-properties fo:margin-top="0in" fo:margin-bottom="0in" fo:text-align="end" style:justify-single-word="false" fo:background-color="#e6e6e6">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20"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22"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00aa00" style:font-name="Courier New" fo:font-size="10pt" fo:font-style="italic" style:font-name-asian="Courier New" style:font-size-asian="10pt" style:font-style-asian="italic" style:font-name-complex="Courier New" style:font-size-complex="10pt" style:font-style-complex="italic"/>
    </style:style>
    <style:style style:name="P24"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25"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c0c0c0" style:font-name="Courier New" fo:font-size="10pt" style:font-name-asian="Courier New" style:font-size-asian="10pt" style:font-name-complex="Courier New" style:font-size-complex="10pt"/>
    </style:style>
    <style:style style:name="P27" style:family="paragraph" style:parent-style-name="Standard" style:list-style-name="">
      <style:paragraph-properties fo:margin-left="0in" fo:margin-right="0in" fo:text-align="start" style:justify-single-word="false" fo:text-indent="0in" style:auto-text-indent="false" style:text-autospace="none"/>
      <style:text-properties fo:color="#c0c0c0" style:font-name="Courier New" fo:font-size="10pt" style:font-name-asian="Courier New" style:font-size-asian="10pt" style:font-name-complex="Courier New" style:font-size-complex="10pt"/>
    </style:style>
    <style:style style:name="P28" style:family="paragraph" style:parent-style-name="Standard">
      <style:paragraph-properties fo:margin-left="0in" fo:margin-right="0in" fo:text-align="start" style:justify-single-word="false" fo:text-indent="0in" style:auto-text-indent="false" style:text-autospace="none"/>
      <style:text-properties fo:color="#7d7d7d" style:font-name="Courier New" fo:font-size="10pt" fo:font-style="normal" style:font-name-asian="Courier New" style:font-size-asian="10pt" style:font-style-asian="normal" style:font-name-complex="Courier New" style:font-size-complex="10pt" style:font-style-complex="normal"/>
    </style:style>
    <style:style style:name="P29" style:family="paragraph" style:parent-style-name="Standard">
      <style:paragraph-properties fo:text-align="justify" style:justify-single-word="false"/>
    </style:style>
    <style:style style:name="P30" style:family="paragraph" style:parent-style-name="Heading_20_1">
      <style:paragraph-properties fo:text-align="justify"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fo:color="#0000ff"/>
    </style:style>
    <style:style style:name="T5" style:family="text">
      <style:text-properties fo:color="#0000ff" fo:font-style="normal" style:font-style-asian="normal" style:font-style-complex="normal"/>
    </style:style>
    <style:style style:name="T6" style:family="text">
      <style:text-properties fo:color="#0000ff" fo:font-style="italic" style:font-style-asian="italic" style:font-style-complex="italic"/>
    </style:style>
    <style:style style:name="T7" style:family="text">
      <style:text-properties fo:color="#0000ff" style:text-underline-style="solid" style:text-underline-width="auto" style:text-underline-color="font-color"/>
    </style:style>
    <style:style style:name="T8" style:family="text">
      <style:text-properties fo:color="#0000ff" style:text-underline-style="none"/>
    </style:style>
    <style:style style:name="T9" style:family="text">
      <style:text-properties fo:color="#000000"/>
    </style:style>
    <style:style style:name="T10" style:family="text">
      <style:text-properties fo:color="#000000" fo:font-weight="bold" style:font-weight-asian="bold" style:font-weight-complex="bold"/>
    </style:style>
    <style:style style:name="T11" style:family="text">
      <style:text-properties fo:color="#000000" fo:font-style="normal" style:font-style-asian="normal" style:font-style-complex="normal"/>
    </style:style>
    <style:style style:name="T12" style:family="text">
      <style:text-properties fo:color="#000000" fo:font-style="normal" style:text-underline-style="none" fo:font-weight="normal" style:font-style-asian="normal" style:font-weight-asian="normal" style:font-style-complex="normal" style:font-weight-complex="normal"/>
    </style:style>
    <style:style style:name="T13" style:family="text">
      <style:text-properties fo:color="#000000" fo:font-style="normal" style:text-underline-style="none" style:font-style-asian="normal" style:font-style-complex="normal"/>
    </style:style>
    <style:style style:name="T14" style:family="text">
      <style:text-properties fo:color="#000000" fo:font-style="italic" style:font-style-asian="italic" style:font-style-complex="italic"/>
    </style:style>
    <style:style style:name="T15" style:family="text">
      <style:text-properties fo:color="#000000" style:text-underline-style="solid" style:text-underline-width="auto" style:text-underline-color="font-color"/>
    </style:style>
    <style:style style:name="T16" style:family="text">
      <style:text-properties fo:color="#000000" style:text-underline-style="solid" style:text-underline-width="auto" style:text-underline-color="font-color" fo:font-weight="bold" style:font-weight-asian="bold" style:font-weight-complex="bold"/>
    </style:style>
    <style:style style:name="T17"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8" style:family="text">
      <style:text-properties fo:color="#000000" style:text-underline-style="none"/>
    </style:style>
    <style:style style:name="T19" style:family="text">
      <style:text-properties fo:color="#000000" style:text-underline-style="none" fo:font-weight="bold" style:font-weight-asian="bold" style:font-weight-complex="bold"/>
    </style:style>
    <style:style style:name="T20" style:family="text">
      <style:text-properties fo:color="#00aa00" fo:font-style="italic" style:font-style-asian="italic" style:font-style-complex="italic"/>
    </style:style>
    <style:style style:name="T21" style:family="text">
      <style:text-properties fo:color="#00aa00" fo:font-style="italic" style:text-underline-style="none" style:font-style-asian="italic" style:font-style-complex="italic"/>
    </style:style>
    <style:style style:name="T22" style:family="text">
      <style:text-properties fo:color="#00aa00" fo:font-style="italic" style:text-underline-style="solid" style:text-underline-width="auto" style:text-underline-color="font-color" style:font-style-asian="italic" style:font-style-complex="italic"/>
    </style:style>
    <style:style style:name="T23" style:family="text">
      <style:text-properties fo:color="#7d7d7d" fo:font-style="italic" style:font-style-asian="italic" style:font-style-complex="italic"/>
    </style:style>
    <style:style style:name="T24" style:family="text">
      <style:text-properties style:text-underline-style="none"/>
    </style:style>
    <style:style style:name="T25" style:family="text">
      <style:text-properties fo:color="#008080"/>
    </style:style>
    <style:style style:name="T26" style:family="text">
      <style:text-properties fo:color="#3f7f7f"/>
    </style:style>
    <style:style style:name="T27" style:family="text">
      <style:text-properties fo:color="#7f007f"/>
    </style:style>
    <style:style style:name="T28" style:family="text">
      <style:text-properties fo:color="#2a00ff" fo:font-style="italic" style:font-style-asian="italic" style:font-style-complex="italic"/>
    </style:style>
    <style:style style:name="T29" style:family="text">
      <style:text-properties fo:color="#800000"/>
    </style:style>
    <style:style style:name="T30" style:family="text">
      <style:text-properties fo:font-style="italic" style:font-style-asian="italic" style:font-style-complex="italic"/>
    </style:style>
    <style:style style:name="T31" style:family="text">
      <style:text-properties fo:color="#c0c0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y use aspect orientated programing (AOP)</text:h>
      <text:p text:style-name="P2"><text:span text:style-name="T2">The drawback when using dependency injection is that we need to write a lot of configuration code so we need AOP (you can read more </text:span><text:a xlink:type="simple" xlink:href="http://en.wikipedia.org/wiki/Aspect-oriented_programming"><text:span text:style-name="T2">here</text:span></text:a><text:span text:style-name="T2">) in order to reduce the amount of code we write for the configurations of the plugins.</text:span></text:p>
      <text:h text:style-name="P30" text:outline-level="1">How to use it</text:h>
      <text:p text:style-name="P2"><text:span text:style-name="T2">Lets take as an example the plugin from “using sql alchemy” chapter, we needed to write a function in order to create a service instance for </text:span><text:span text:style-name="T1">UserService</text:span><text:span text:style-name="T2">, when we are going to have tens and maybe hundreds of such services it might become annoying so the solution is to adopt conventions and use AOP for configuring the plugin.</text:span></text:p>
      <table:table table:name="Table17" table:style-name="Table17">
        <table:table-column table:style-name="Table17.A"/>
        <table:table-row>
          <table:table-cell table:style-name="Table17.A1" office:value-type="string">
            <text:p text:style-name="P15">__plugin__.sample_plugin.service</text:p>
          </table:table-cell>
        </table:table-row>
        <table:table-row>
          <table:table-cell table:style-name="Table17.A1" office:value-type="string">
            <text:p text:style-name="P10"><text:span text:style-name="T4">from</text:span><text:span text:style-name="T9"> __plugin__.plugin.registry </text:span><text:span text:style-name="T4">import</text:span><text:span text:style-name="T9"> addService</text:span></text:p>
            <text:p text:style-name="P25"><text:span text:style-name="T4">from</text:span><text:span text:style-name="T9"> __plugin__.sample_plugin.db_sample </text:span><text:span text:style-name="T4">import</text:span><text:span text:style-name="T9"> alchemySessionCreator</text:span></text:p>
            <text:p text:style-name="P25"><text:span text:style-name="T4">from</text:span><text:span text:style-name="T9"> ally.container </text:span><text:span text:style-name="T4">import</text:span><text:span text:style-name="T9"> support</text:span></text:p>
            <text:p text:style-name="P25"><text:span text:style-name="T4">from</text:span><text:span text:style-name="T9"> ally.support.sqlalchemy.session </text:span><text:span text:style-name="T4">import</text:span><text:span text:style-name="T9"> bindSession</text:span></text:p>
            <text:p text:style-name="P25"/>
            <text:p text:style-name="P27"># --------------------------------------------------------------------</text:p>
            <text:p text:style-name="P22"/>
            <text:p text:style-name="P25"><text:span text:style-name="T9">API, IMPL = </text:span><text:span text:style-name="T20">'sample_plugin.</text:span><text:span text:style-name="T21">api</text:span><text:span text:style-name="T20">.**.I*Service'</text:span><text:span text:style-name="T9">, </text:span><text:span text:style-name="T20">'sample_plugin.</text:span><text:span text:style-name="T21">impl</text:span><text:span text:style-name="T20">.**.*'</text:span></text:p>
            <text:p text:style-name="P25"/>
            <text:p text:style-name="P22">support.createEntitySetup(API, IMPL)</text:p>
            <text:p text:style-name="P25"/>
            <text:p text:style-name="P25"><text:span text:style-name="T4">def</text:span><text:span text:style-name="T9"> </text:span><text:span text:style-name="T10">bindSampleSession</text:span><text:span text:style-name="T9">(proxy): bindSession(proxy, alchemySessionCreator())</text:span></text:p>
            <text:p text:style-name="P22">support.listenToEntities(IMPL, listeners=addService(bindSampleSession,))</text:p>
            <text:p text:style-name="P25"/>
            <text:p text:style-name="P22">support.loadAllEntities(API)</text:p>
          </table:table-cell>
        </table:table-row>
      </table:table>
      <text:p text:style-name="P4"><text:span text:style-name="T2"/></text:p>
      <text:p text:style-name="P4"><text:span text:style-name="T2">It might look a little confusing but is actually pretty simple. First we have the variables </text:span><text:span text:style-name="T1">API</text:span><text:span text:style-name="T2"> and </text:span><text:span text:style-name="T1">IMPL</text:span><text:span text:style-name="T2"> they contain the AOP signature for the services, the </text:span><text:span text:style-name="T1">API</text:span><text:span text:style-name="T2"> contains the path where all the service API specification classes are found, for instance the </text:span><text:span text:style-name="T1">IUserService</text:span><text:span text:style-name="T2"> class will be found in this path and also any other API service classes that respect the path, just to put it in words the path can be translated like get all classes that start with </text:span><text:span text:style-name="T1">I</text:span><text:span text:style-name="T2"> and end with </text:span><text:span text:style-name="T1">Service</text:span><text:span text:style-name="T2"> regardless of the module name that are contain in the top package </text:span><text:span text:style-name="T1">sample_plugin.api</text:span><text:span text:style-name="T2">. The </text:span><text:span text:style-name="T1">IMPL</text:span><text:span text:style-name="T2"> contains the aop path that contains the implementations, also to put this in words is get all classes regardless of the module name that are in the top package </text:span><text:span text:style-name="T1">sample_plugin.impl</text:span><text:span text:style-name="T2">. So we have the two variables that will point out the classes that are API services and classes that are contained in the implementation package, the next step is to create entity setup functions, for this we have the </text:span><text:span text:style-name="T1">createEntitySetup </text:span><text:span text:style-name="T2">support function. The function will create entity setup functions that <text:s/>if defined by the user will look like:</text:span></text:p>
      <table:table table:name="Table18" table:style-name="Table18">
        <table:table-column table:style-name="Table18.A"/>
        <table:table-row>
          <table:table-cell table:style-name="Table18.A1" office:value-type="string">
            <text:p text:style-name="P28">@<text:span text:style-name="T24">ioc</text:span>.entity</text:p>
            <text:p text:style-name="P25"><text:span text:style-name="T8">def</text:span><text:span text:style-name="T18"> </text:span><text:span text:style-name="T19">IUserService</text:span><text:span text:style-name="T18">() -&gt; </text:span><text:span text:style-name="T9">IUserService:</text:span><text:span text:style-name="T31"># The API service interface</text:span></text:p>
            <text:p text:style-name="P25"><text:span text:style-name="T9"><text:s text:c="4"/></text:span><text:span text:style-name="T4">return</text:span><text:span text:style-name="T9"> </text:span><text:span text:style-name="T18">UserService</text:span><text:span text:style-name="T9">()</text:span><text:span text:style-name="T31"># The service implementation that inherits the API service</text:span></text:p>
          </table:table-cell>
        </table:table-row>
      </table:table>
      <text:p text:style-name="P4"/>
      <text:p text:style-name="P4">The used implementations are only those that extend at least one API service interface, that is why the aop path <text:span text:style-name="T1">IMPL</text:span> for the implementations is so general since the create function will only consider those that inherit an <text:span text:style-name="T1">API</text:span>. So now we have a entity setup function automatically generated for any pair of service classes that have an <text:span text:style-name="T1">API</text:span> class and also an <text:span text:style-name="T1">IMPL</text:span><text:span text:style-name="T2"> class that inherits the API, now we need to add the instances provided by this setup functions as services. In order to do that we have the support function </text:span><text:span text:style-name="T1">listenToEntities</text:span><text:span text:style-name="T2"> which listens for instances created that are of the provided classes. The listening is done at the moment of the entity creation so the listen is not dependent of the declared </text:span><text:soft-page-break/><text:span text:style-name="T2">entity return type. The function </text:span><text:span text:style-name="T1">addService</text:span><text:span text:style-name="T2"> from the plugin component actually returns a callable that will be used as the listener, this callable will create a proxy for the event instance and then call on that proxy the </text:span><text:span text:style-name="T1">bindSampleSession</text:span><text:span text:style-name="T2"> function which actually just binds the session creator to the proxy. The final support function invoked is the </text:span><text:span text:style-name="T1">loadAllEntities</text:span><text:span text:style-name="T2">, this is necessary because the IoC container doesnt invokes an entity setup functions only when is required, in our case we just added listeners to the creation but nobody really tries to invoke the generated entity setup function, so in this case we need to force the entity setup function ca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paragraph-properties fo:margin-top="0in" fo:margin-bottom="0i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stor Gabriel</meta:initial-creator>
    <meta:creation-date>2012-03-28T18:28:38.81</meta:creation-date>
    <meta:generator>OpenOffice.org/3.3$Win32 OpenOffice.org_project/330m20$Build-9567</meta:generator>
    <dc:date>2012-04-03T00:48:51.40</dc:date>
    <dc:creator>Nistor Gabriel</dc:creator>
    <meta:editing-duration>P1DT23H48M33S</meta:editing-duration>
    <meta:editing-cycles>212</meta:editing-cycles>
    <meta:document-statistic meta:table-count="2" meta:image-count="0" meta:object-count="0" meta:page-count="2" meta:paragraph-count="20" meta:word-count="586" meta:character-count="3817"/>
  </office:meta>
</office:document-meta>
</file>